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0000001206B407B7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ccccc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4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" svg:stroke-width="0.051cm" draw:marker-start-width="0cm" draw:marker-end-width="0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" svg:stroke-width="0.051cm" svg:stroke-color="#3465a4" draw:marker-start-width="0cm" draw:marker-end="" draw:marker-end-width="0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stroke="dash" draw:stroke-dash="Fine_20_Dashed" svg:stroke-width="0.051cm" svg:stroke-color="#3465a4" draw:marker-start-width="0.356cm" draw:marker-end="" draw:marker-end-width="0.457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0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cm" fo:min-width="0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style:font-name="Linux Libertine Mono O" fo:font-size="9pt" style:font-size-asian="9pt" style:font-size-complex="9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Linux Libertine Mono O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048cm" svg:height="3.81cm" svg:x="0.316cm" svg:y="0.762cm">
          <draw:image xlink:href="Pictures/10000201000001B0000001206B407B73.png" xlink:type="simple" xlink:show="embed" xlink:actuate="onLoad">
            <text:p/>
          </draw:image>
        </draw:frame>
        <draw:custom-shape draw:style-name="gr2" draw:text-style-name="P1" draw:layer="layout" svg:width="2.848cm" svg:height="1.799cm" svg:x="3.858cm" svg:y="1.6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849cm" svg:height="1.799cm" svg:x="4.121cm" svg:y="1.8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849cm" svg:height="1.799cm" svg:x="4.72cm" svg:y="2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03cm" svg:height="0.844cm" svg:x="7.741cm" svg:y="1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05cm" svg:height="0.841cm" svg:x="8.07cm" svg:y="2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04cm" svg:height="0.841cm" svg:x="8.73cm" svg:y="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804cm" svg:height="0.454cm" svg:x="2.199cm" svg:y="2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3.004cm" svg:y1="2.19cm" svg:x2="6.025cm" svg:y2="2.643cm">
          <text:p/>
        </draw:line>
        <draw:custom-shape draw:style-name="gr5" draw:text-style-name="P1" draw:layer="layout" svg:width="0.605cm" svg:height="0.341cm" svg:x="5.409cm" svg:y="2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.601cm" svg:y1="2.641cm" svg:x2="6.025cm" svg:y2="2.98cm">
          <text:p/>
        </draw:line>
        <draw:custom-shape draw:style-name="gr5" draw:text-style-name="P1" draw:layer="layout" svg:width="0.805cm" svg:height="0.454cm" svg:x="6.297cm" svg:y="3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396cm" svg:height="0.257cm" svg:x="8.914cm" svg:y="3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7.233cm" svg:y1="3.437cm" svg:x2="9.414cm" svg:y2="3.232cm">
          <text:p/>
        </draw:line>
        <draw:line draw:style-name="gr6" draw:text-style-name="P1" draw:layer="layout" svg:x1="7.102cm" svg:y1="3.891cm" svg:x2="9.449cm" svg:y2="3.489cm">
          <text:p/>
        </draw:line>
        <draw:custom-shape draw:style-name="gr2" draw:text-style-name="P1" draw:layer="layout" svg:width="2.848cm" svg:height="1.799cm" svg:x="10.34cm" svg:y="1.6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849cm" svg:height="1.799cm" svg:x="10.603cm" svg:y="1.8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849cm" svg:height="1.799cm" svg:x="11.2cm" svg:y="2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02cm" svg:height="0.844cm" svg:x="14.223cm" svg:y="1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03cm" svg:height="0.841cm" svg:x="14.552cm" svg:y="2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02cm" svg:height="0.841cm" svg:x="15.212cm" svg:y="2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05cm" svg:height="0.341cm" svg:x="11.891cm" svg:y="2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806cm" svg:height="0.454cm" svg:x="12.778cm" svg:y="3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395cm" svg:height="0.257cm" svg:x="15.696cm" svg:y="3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6.061cm" svg:y1="2.512cm" svg:x2="17.795cm" svg:y2="2.907cm">
          <text:p/>
        </draw:line>
        <draw:line draw:style-name="gr6" draw:text-style-name="P1" draw:layer="layout" svg:x1="13.208cm" svg:y1="3.891cm" svg:x2="15.995cm" svg:y2="3.489cm">
          <text:p/>
        </draw:line>
        <draw:custom-shape draw:style-name="gr5" draw:text-style-name="P1" draw:layer="layout" svg:width="0.396cm" svg:height="0.257cm" svg:x="9.627cm" svg:y="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0.29cm" svg:y1="2.785cm" svg:x2="12.192cm" svg:y2="2.641cm">
          <text:p/>
        </draw:line>
        <draw:line draw:style-name="gr6" draw:text-style-name="P1" draw:layer="layout" svg:x1="9.906cm" svg:y1="3.043cm" svg:x2="12.192cm" svg:y2="2.983cm">
          <text:p/>
        </draw:line>
        <draw:custom-shape draw:style-name="gr8" draw:text-style-name="P1" draw:layer="layout" svg:width="0.697cm" svg:height="0.39cm" svg:x="16.92cm" svg:y="0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7cm" svg:height="0.389cm" svg:x="17.079cm" svg:y="0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6cm" svg:height="0.389cm" svg:x="17.239cm" svg:y="0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8cm" svg:height="0.388cm" svg:x="17.395cm" svg:y="0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8cm" svg:height="0.39cm" svg:x="17.954cm" svg:y="1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6cm" svg:height="0.39cm" svg:x="18.115cm" svg:y="1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3.798cm" svg:y1="3.434cm" svg:x2="16.096cm" svg:y2="3.232cm">
          <text:p/>
        </draw:line>
        <draw:line draw:style-name="gr6" draw:text-style-name="P1" draw:layer="layout" svg:x1="22.034cm" svg:y1="4.572cm" svg:x2="22.921cm" svg:y2="4.572cm">
          <text:p/>
        </draw:line>
        <draw:custom-shape draw:style-name="gr9" draw:text-style-name="P1" draw:layer="layout" svg:width="0.698cm" svg:height="0.39cm" svg:x="20.066cm" svg:y="0.8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1.209cm" svg:height="0.68cm" svg:x="22.921cm" svg:y="0.704cm">
          <text:p text:style-name="P1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0.71cm" svg:y1="1.047cm" svg:x2="22.921cm" svg:y2="1.016cm">
          <text:p/>
        </draw:line>
        <draw:frame draw:style-name="gr11" draw:text-style-name="P3" draw:layer="layout" svg:width="3.375cm" svg:height="2.842cm" svg:x="4.483cm" svg:y="4.215cm">
          <draw:text-box>
            <text:p><text:span text:style-name="T2">Convolution</text:span></text:p>
            <text:p><text:span text:style-name="T2"><text:s text:c="2"/></text:span><text:span text:style-name="T2">Layer 1</text:span></text:p>
          </draw:text-box>
        </draw:frame>
        <draw:frame draw:style-name="gr11" draw:text-style-name="P3" draw:layer="layout" svg:width="3.376cm" svg:height="2.842cm" svg:x="7.793cm" svg:y="4.215cm">
          <draw:text-box>
            <text:p><text:span text:style-name="T2">Max Pooling</text:span></text:p>
            <text:p><text:span text:style-name="T2"><text:s text:c="2"/></text:span><text:span text:style-name="T2">Layer 1</text:span></text:p>
          </draw:text-box>
        </draw:frame>
        <draw:frame draw:style-name="gr12" draw:text-style-name="P3" draw:layer="layout" svg:width="2.955cm" svg:height="1.881cm" svg:x="11.023cm" svg:y="4.215cm">
          <draw:text-box>
            <text:p><text:span text:style-name="T2">Convolution</text:span></text:p>
            <text:p><text:span text:style-name="T2"><text:s text:c="2"/></text:span><text:span text:style-name="T2">Layer 2</text:span></text:p>
          </draw:text-box>
        </draw:frame>
        <draw:frame draw:style-name="gr13" draw:text-style-name="P3" draw:layer="layout" svg:width="2.878cm" svg:height="1.371cm" svg:x="14.38cm" svg:y="4.217cm">
          <draw:text-box>
            <text:p><text:span text:style-name="T2">Max Pooling</text:span></text:p>
            <text:p><text:span text:style-name="T2"><text:s text:c="2"/></text:span><text:span text:style-name="T2">Layer 2</text:span></text:p>
          </draw:text-box>
        </draw:frame>
        <draw:frame draw:style-name="gr14" draw:text-style-name="P3" draw:layer="layout" svg:width="2.612cm" svg:height="1.571cm" svg:x="20.756cm" svg:y="5.287cm">
          <draw:text-box>
            <text:p><text:span text:style-name="T2">Fully connected</text:span></text:p>
            <text:p><text:span text:style-name="T2">Layers</text:span></text:p>
          </draw:text-box>
        </draw:frame>
        <draw:frame draw:style-name="gr15" draw:text-style-name="P3" draw:layer="layout" svg:width="3.176cm" svg:height="1.595cm" svg:x="0.416cm" svg:y="4.115cm">
          <draw:text-box>
            <text:p><text:span text:style-name="T2">Input Image</text:span></text:p>
          </draw:text-box>
        </draw:frame>
        <draw:frame draw:style-name="gr16" draw:text-style-name="P3" draw:layer="layout" svg:width="3.176cm" svg:height="1.07cm" svg:x="24.384cm" svg:y="2.486cm">
          <draw:text-box>
            <text:p><text:span text:style-name="T2">Output Labels</text:span></text:p>
          </draw:text-box>
        </draw:frame>
        <draw:custom-shape draw:style-name="gr9" draw:text-style-name="P1" draw:layer="layout" svg:width="0.698cm" svg:height="0.39cm" svg:x="20.828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1.209cm" svg:height="0.68cm" svg:x="22.921cm" svg:y="2.419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1.209cm" svg:height="0.68cm" svg:x="22.921cm" svg:y="4.246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1.526cm" svg:y1="2.794cm" svg:x2="22.921cm" svg:y2="2.794cm">
          <text:p/>
        </draw:line>
        <draw:custom-shape draw:style-name="gr9" draw:text-style-name="P1" draw:layer="layout" svg:width="0.698cm" svg:height="0.39cm" svg:x="21.336cm" svg:y="4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9.193cm" svg:y1="4.508cm" svg:x2="21.336cm" svg:y2="4.508cm">
          <text:p/>
        </draw:line>
        <draw:line draw:style-name="gr6" draw:text-style-name="P1" draw:layer="layout" svg:x1="16.061cm" svg:y1="2.54cm" svg:x2="17.526cm" svg:y2="1.27cm">
          <text:p/>
        </draw:line>
        <draw:custom-shape draw:style-name="gr8" draw:text-style-name="P1" draw:layer="layout" svg:width="0.697cm" svg:height="0.39cm" svg:x="17.32cm" svg:y="2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7cm" svg:height="0.389cm" svg:x="17.479cm" svg:y="2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6cm" svg:height="0.389cm" svg:x="17.639cm" svg:y="2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8cm" svg:height="0.388cm" svg:x="17.795cm" svg:y="2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8cm" svg:height="0.39cm" svg:x="18.354cm" svg:y="2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6cm" svg:height="0.39cm" svg:x="18.515cm" svg:y="2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7cm" svg:height="0.39cm" svg:x="17.32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7cm" svg:height="0.389cm" svg:x="17.479cm" svg:y="2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6cm" svg:height="0.389cm" svg:x="17.639cm" svg:y="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8cm" svg:height="0.388cm" svg:x="17.795cm" svg:y="2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8cm" svg:height="0.39cm" svg:x="18.354cm" svg:y="2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6cm" svg:height="0.39cm" svg:x="18.515cm" svg:y="2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7cm" svg:height="0.39cm" svg:x="18.02cm" svg:y="4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7cm" svg:height="0.389cm" svg:x="18.179cm" svg:y="4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6cm" svg:height="0.389cm" svg:x="18.339cm" svg:y="4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8cm" svg:height="0.388cm" svg:x="18.495cm" svg:y="4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8cm" svg:height="0.39cm" svg:x="19.054cm" svg:y="4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6cm" svg:height="0.39cm" svg:x="19.215cm" svg:y="4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7cm" svg:height="0.39cm" svg:x="18.02cm" svg:y="4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7cm" svg:height="0.389cm" svg:x="18.179cm" svg:y="4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6cm" svg:height="0.389cm" svg:x="18.339cm" svg:y="4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8cm" svg:height="0.388cm" svg:x="18.495cm" svg:y="4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8cm" svg:height="0.39cm" svg:x="19.054cm" svg:y="4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96cm" svg:height="0.39cm" svg:x="19.215cm" svg:y="4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6.061cm" svg:y1="2.513cm" svg:x2="18.034cm" svg:y2="4.064cm">
          <text:p/>
        </draw:line>
        <draw:line draw:style-name="gr6" draw:text-style-name="P1" draw:layer="layout" svg:x1="18.177cm" svg:y1="1.016cm" svg:x2="20.066cm" svg:y2="1.016cm">
          <text:p/>
        </draw:line>
        <draw:line draw:style-name="gr6" draw:text-style-name="P1" draw:layer="layout" svg:x1="20.828cm" svg:y1="2.784cm" svg:x2="18.493cm" svg:y2="2.54cm">
          <text:p/>
        </draw:line>
        <draw:frame draw:style-name="gr14" draw:text-style-name="P3" draw:layer="layout" svg:width="3cm" svg:height="1.723cm" svg:x="17.756cm" svg:y="5.288cm">
          <draw:text-box>
            <text:p><text:span text:style-name="T2">Independent Fully connected</text:span></text:p>
            <text:p><text:span text:style-name="T2">Layers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.300000190734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4cm" fo:text-indent="0cm"/>
      <style:text-properties fo:font-size="9.8999996185302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04cm" fo:text-indent="0cm"/>
      <style:text-properties fo:font-size="8.3999996185302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69cm" fo:text-indent="0cm"/>
      <style:text-properties fo:font-size="7.0999999046325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34cm" fo:text-indent="0cm"/>
      <style:text-properties fo:font-size="7.0999999046325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34cm" fo:text-indent="0cm"/>
      <style:text-properties fo:font-size="7.0999999046325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34cm" fo:text-indent="0cm"/>
      <style:text-properties fo:font-size="7.0999999046325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34cm" fo:text-indent="0cm"/>
      <style:text-properties fo:font-size="7.0999999046325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34cm" fo:text-indent="0cm"/>
      <style:text-properties fo:font-size="7.0999999046325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7.41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2.388cm" svg:x="1cm" svg:y="5.078cm"/>
      <draw:page-thumbnail draw:layer="backgroundobjects" svg:width="8.999cm" svg:height="2.388cm" svg:x="1cm" svg:y="13.654cm"/>
      <draw:page-thumbnail draw:layer="backgroundobjects" svg:width="8.999cm" svg:height="2.388cm" svg:x="1cm" svg:y="22.23cm"/>
      <draw:page-thumbnail draw:layer="backgroundobjects" svg:width="8.999cm" svg:height="2.388cm" svg:x="11cm" svg:y="5.078cm"/>
      <draw:page-thumbnail draw:layer="backgroundobjects" svg:width="8.999cm" svg:height="2.388cm" svg:x="11cm" svg:y="13.654cm"/>
      <draw:page-thumbnail draw:layer="backgroundobjects" svg:width="8.999cm" svg:height="2.388cm" svg:x="11cm" svg:y="22.23cm"/>
    </style:handout-master>
    <style:master-page style:name="Default" style:page-layout-name="PM1" draw:style-name="Mdp1">
      <draw:frame presentation:style-name="Default-title" draw:layer="backgroundobjects" svg:width="25.153cm" svg:height="1.238cm" svg:x="1.397cm" svg:y="0.294cm" presentation:class="title" presentation:placeholder="true">
        <draw:text-box/>
      </draw:frame>
      <draw:frame presentation:style-name="Default-outline1" draw:layer="backgroundobjects" svg:width="25.153cm" svg:height="4.3cm" svg:x="1.397cm" svg:y="1.734cm" presentation:class="outline" presentation:placeholder="true">
        <draw:text-box/>
      </draw:frame>
      <draw:frame presentation:style-name="Mpr1" draw:text-style-name="MP1" draw:layer="backgroundobjects" svg:width="6.511cm" svg:height="0.512cm" svg:x="1.397cm" svg:y="6.7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59cm" svg:height="0.512cm" svg:x="9.558cm" svg:y="6.7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11cm" svg:height="0.512cm" svg:x="20.039cm" svg:y="6.7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11:45:19.772267512</meta:creation-date>
    <dc:date>2016-10-17T14:34:29.080980526</dc:date>
    <meta:editing-duration>PT3H14M16S</meta:editing-duration>
    <meta:editing-cycles>5</meta:editing-cycles>
    <meta:generator>LibreOffice/4.2.8.2$Linux_X86_64 LibreOffice_project/420m0$Build-2</meta:generator>
    <meta:document-statistic meta:object-count="105"/>
  </office:meta>
</office:document-meta>
</file>